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100000371C428DBF7464D3DF3.png" manifest:media-type="image/png"/>
  <manifest:file-entry manifest:full-path="Pictures/1000000000000AE30000078034305F73A6A48530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dbf" officeooo:paragraph-rsid="0012edbf"/>
    </style:style>
    <style:style style:name="P2" style:family="paragraph" style:parent-style-name="Standard">
      <style:text-properties officeooo:rsid="0012edbf" officeooo:paragraph-rsid="0012edb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s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char" svg:width="9.596cm" svg:height="6.611cm" draw:z-index="1"><draw:image xlink:href="Pictures/1000000000000AE30000078034305F73A6A48530.jpg" xlink:type="simple" xlink:show="embed" xlink:actuate="onLoad" draw:mime-type="image/jpeg"/></draw:frame></text:p>
      <text:p text:style-name="P1"/>
      <text:p text:style-name="P1"/>
      <text:p text:style-name="P1"/>
      <text:p text:style-name="P1"><draw:frame draw:style-name="fr2" draw:name="Imagen1" text:anchor-type="char" svg:x="3.828cm" svg:y="2.381cm" svg:width="7.982cm" svg:height="9.751cm" draw:z-index="0"><draw:image xlink:href="Pictures/10000001000002D100000371C428DBF7464D3D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20:36:37.339076014</meta:creation-date>
    <dc:date>2023-01-24T20:39:01.951740460</dc:date>
    <meta:editing-duration>PT1M26S</meta:editing-duration>
    <meta:editing-cycles>2</meta:editing-cycles>
    <meta:generator>LibreOffice/7.4.3.2$Linux_X86_64 LibreOffice_project/1048a8393ae2eeec98dff31b5c133c5f1d08b890</meta:generator>
    <meta:document-statistic meta:table-count="0" meta:image-count="2" meta:object-count="0" meta:page-count="1" meta:paragraph-count="1" meta:word-count="1" meta:character-count="7" meta:non-whitespace-character-count="7"/>
  </office:meta>
</office:document-meta>
</file>